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428" draw:textarea-horizontal-align="justify" draw:textarea-vertical-align="middle" draw:auto-grow-height="false" fo:min-height="2.118cm" fo:min-width="2.95cm" fo:padding-top="0.142cm" fo:padding-bottom="0.142cm" fo:padding-left="0.267cm" fo:padding-right="0.267cm" draw:shadow="visible" draw:shadow-color="#808080" draw:shadow-opacity="100%"/>
    </style:style>
    <style:style style:name="gr2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1.3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2cm" fo:min-width="1.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.743cm"/>
    </style:style>
    <style:style style:name="P1" style:family="paragraph">
      <style:paragraph-properties fo:text-align="center"/>
    </style:style>
    <style:style style:name="P2" style:family="paragraph">
      <loext:graphic-properties draw:fill-color="#ffd428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2pt" style:font-size-complex="12pt"/>
    </style:style>
    <style:style style:name="P5" style:family="paragraph">
      <loext:graphic-properties draw:fill="none" draw:fill-color="#ffffff"/>
      <style:text-properties fo:color="#127622" fo:font-size="14pt" fo:font-weight="bold" fo:background-color="#ffffff"/>
    </style:style>
    <style:style style:name="P6" style:family="paragraph">
      <loext:graphic-properties draw:fill="none" draw:fill-color="#ffffff"/>
      <style:text-properties fo:color="#ff0000" fo:font-size="14pt" fo:font-weight="bold" fo:background-color="#ffffff"/>
    </style:style>
    <style:style style:name="P7" style:family="paragraph">
      <loext:graphic-properties draw:fill="none" draw:fill-color="#ffffff"/>
      <style:text-properties fo:font-size="12pt" fo:background-color="#81d41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color="#800080" fo:font-size="8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127622" fo:font-size="14pt" fo:font-weight="bold" fo:background-color="#ffffff"/>
    </style:style>
    <style:style style:name="T6" style:family="text">
      <style:text-properties fo:color="#ff0000" fo:font-size="14pt" fo:font-weight="bold" fo:background-color="#ffffff"/>
    </style:style>
    <style:style style:name="T7" style:family="text">
      <style:text-properties fo:font-size="12pt" fo:background-color="#81d41a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484cm" svg:height="2.402cm" svg:x="2.826cm" svg:y="0.676cm">
          <text:p text:style-name="P1"><text:span text:style-name="T1"/></text:p>
          <text:p text:style-name="P1"><text:span text:style-name="T2">index (-)</text:span></text:p>
          <text:p text:style-name="P1"><text:span text:style-name="T2">n(1).</text:span></text:p>
          <text:p text:style-name="P1"><text:span text:style-name="T2">n(2).</text:span></text:p>
          <text:p text:style-name="P1"><text:span text:style-name="T2">n(3).</text:span></text:p>
          <text:p text:style-name="P1"><text:span text:style-name="T2">n(4)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378cm" svg:y1="1.157cm" svg:x2="2.826cm" svg:y2="1.157cm">
          <text:p/>
        </draw:line>
        <draw:line draw:style-name="gr2" draw:text-style-name="P3" draw:layer="layout" svg:x1="6.302cm" svg:y1="1.157cm" svg:x2="8.457cm" svg:y2="1.157cm">
          <text:p/>
        </draw:line>
        <draw:line draw:style-name="gr2" draw:text-style-name="P3" draw:layer="layout" svg:x1="2.815cm" svg:y1="2.694cm" svg:x2="0.367cm" svg:y2="2.694cm">
          <text:p/>
        </draw:line>
        <draw:line draw:style-name="gr2" draw:text-style-name="P3" draw:layer="layout" svg:x1="8.757cm" svg:y1="2.694cm" svg:x2="6.309cm" svg:y2="2.694cm">
          <text:p/>
        </draw:line>
        <draw:line draw:style-name="gr2" draw:text-style-name="P3" draw:layer="layout" svg:x1="4.427cm" svg:y1="3.078cm" svg:x2="4.427cm" svg:y2="4.327cm">
          <text:p/>
        </draw:line>
        <draw:frame draw:style-name="gr3" draw:text-style-name="P4" draw:layer="layout" svg:width="2.115cm" svg:height="0.576cm" svg:x="0.289cm" svg:y="0.1cm">
          <draw:text-box>
            <text:p><text:span text:style-name="T3">Meta: </text:span><text:span text:style-name="T4">n(X).</text:span></text:p>
          </draw:text-box>
        </draw:frame>
        <draw:frame draw:style-name="gr4" draw:text-style-name="P5" draw:layer="layout" svg:width="1.507cm" svg:height="0.806cm" svg:x="0.289cm" svg:y="0.384cm">
          <draw:text-box>
            <text:p><text:span text:style-name="T5">call</text:span></text:p>
          </draw:text-box>
        </draw:frame>
        <draw:frame draw:style-name="gr4" draw:text-style-name="P5" draw:layer="layout" svg:width="1.535cm" svg:height="0.806cm" svg:x="6.823cm" svg:y="0.368cm">
          <draw:text-box>
            <text:p><text:span text:style-name="T5">exit</text:span></text:p>
          </draw:text-box>
        </draw:frame>
        <draw:frame draw:style-name="gr5" draw:text-style-name="P6" draw:layer="layout" svg:width="1.586cm" svg:height="0.961cm" svg:x="7.058cm" svg:y="1.921cm">
          <draw:text-box>
            <text:p><text:span text:style-name="T6">redo</text:span></text:p>
          </draw:text-box>
        </draw:frame>
        <draw:frame draw:style-name="gr4" draw:text-style-name="P6" draw:layer="layout" svg:width="1.508cm" svg:height="0.806cm" svg:x="0.867cm" svg:y="1.925cm">
          <draw:text-box>
            <text:p><text:span text:style-name="T6">fail</text:span></text:p>
          </draw:text-box>
        </draw:frame>
        <draw:frame draw:style-name="gr6" draw:text-style-name="P7" draw:layer="layout" svg:width="2.394cm" svg:height="1.152cm" draw:transform="rotate (0.00209439510239319) translate (4.332cm 3.848cm)">
          <draw:text-box>
            <text:p><text:span text:style-name="T7">Exceção</text:span></text:p>
          </draw:text-box>
        </draw:frame>
        <draw:frame draw:style-name="gr7" draw:text-style-name="P4" draw:layer="layout" svg:width="1.345cm" svg:height="1.812cm" svg:x="8.364cm" svg:y="0.288cm">
          <draw:text-box>
            <text:p><text:span text:style-name="T4">X = 1;</text:span></text:p>
            <text:p><text:span text:style-name="T4">X = 2;</text:span></text:p>
            <text:p><text:span text:style-name="T4">X = 3;</text:span></text:p>
            <text:p><text:span text:style-name="T4">X=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0:34:36.040858145</meta:creation-date>
    <dc:date>2019-06-02T16:38:52.448855323</dc:date>
    <meta:editing-duration>PT24M52S</meta:editing-duration>
    <meta:editing-cycles>7</meta:editing-cycles>
    <meta:generator>LibreOffice/6.1.6.3$Linux_X86_64 LibreOffice_project/10$Build-3</meta:generator>
    <meta:document-statistic meta:object-count="13"/>
  </office:meta>
</office:document-meta>
</file>